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gr3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13cm" svg:height="0.762cm" svg:x="6.757cm" svg:y="0.254cm">
          <text:p text:style-name="P1"><text:span text:style-name="T1">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3.175cm" svg:height="0.762cm" svg:x="6.376cm" svg:y="2.159cm">
          <text:p text:style-name="P1"><text:span text:style-name="T1">MENU UTA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3.175cm" svg:height="0.762cm" svg:x="6.377cm" svg:y="4.472cm">
          <text:p text:style-name="P1"><text:span text:style-name="T1">TIME FR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3.175cm" svg:height="0.762cm" svg:x="10.314cm" svg:y="4.445cm">
          <text:p text:style-name="P1"><text:span text:style-name="T1">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7.963cm" svg:y1="1.016cm" svg:x2="7.963cm" svg:y2="2.159cm" draw:start-shape="id1" draw:start-glue-point="2" draw:end-shape="id2" svg:d="m7963 1016v1143" svg:viewBox="0 0 1 1144">
          <text:p/>
        </draw:connector>
        <draw:connector draw:style-name="gr2" draw:text-style-name="P1" draw:layer="layout" svg:x1="7.963cm" svg:y1="2.921cm" svg:x2="11.901cm" svg:y2="4.445cm" draw:start-shape="id2" draw:start-glue-point="2" draw:end-shape="id3" draw:end-glue-point="0" svg:d="m7963 2921v762h3938v762" svg:viewBox="0 0 3939 1525">
          <text:p/>
        </draw:connector>
        <draw:connector draw:style-name="gr3" draw:text-style-name="P1" draw:layer="layout" svg:x1="7.963cm" svg:y1="2.921cm" svg:x2="7.964cm" svg:y2="4.472cm" draw:start-shape="id2" draw:end-shape="id4" draw:end-glue-point="0" svg:d="m7963 2921v776h1v775" svg:viewBox="0 0 2 1552">
          <text:p/>
        </draw:connector>
        <draw:custom-shape draw:style-name="gr1" draw:text-style-name="P2" xml:id="id5" draw:id="id5" draw:layer="layout" svg:width="3.175cm" svg:height="0.762cm" svg:x="10.314cm" svg:y="6.477cm">
          <text:p text:style-name="P1"><text:span text:style-name="T1">MAN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3.175cm" svg:height="0.762cm" svg:x="10.314cm" svg:y="8.255cm">
          <text:p text:style-name="P1"><text:span text:style-name="T1">LOG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1.901cm" svg:y1="5.207cm" svg:x2="11.901cm" svg:y2="6.477cm" draw:start-shape="id3" draw:start-glue-point="2" draw:end-shape="id5" svg:d="m11901 5207v1270" svg:viewBox="0 0 1 1271">
          <text:p/>
        </draw:connector>
        <draw:connector draw:style-name="gr2" draw:text-style-name="P1" draw:layer="layout" svg:x1="11.901cm" svg:y1="7.239cm" svg:x2="11.901cm" svg:y2="8.255cm" draw:start-shape="id5" draw:start-glue-point="2" draw:end-shape="id6" draw:end-glue-point="0" svg:d="m11901 7239v1016" svg:viewBox="0 0 1 1017">
          <text:p/>
        </draw:connector>
        <draw:connector draw:style-name="gr2" draw:text-style-name="P1" draw:layer="layout" svg:x1="13.489cm" svg:y1="8.636cm" svg:x2="9.17cm" svg:y2="0.635cm" draw:start-shape="id6" draw:start-glue-point="1" draw:end-shape="id1" draw:end-glue-point="1" svg:d="m13489 8636h500v-8001h-4819" svg:viewBox="0 0 4820 8002">
          <text:p/>
        </draw:connector>
        <draw:custom-shape draw:style-name="gr1" draw:text-style-name="P2" xml:id="id7" draw:id="id7" draw:layer="layout" svg:width="3.175cm" svg:height="0.762cm" svg:x="2.54cm" svg:y="4.472cm">
          <text:p text:style-name="P1"><text:span text:style-name="T1">DASH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175cm" svg:height="0.762cm" svg:x="2.567cm" svg:y="6.477cm">
          <text:p text:style-name="P1"><text:span text:style-name="T1">CH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4.064cm" svg:y1="5.207cm" svg:x2="4.064cm" svg:y2="6.477cm" svg:d="m4064 5207v1270" svg:viewBox="0 0 1 1271">
          <text:p/>
        </draw:connector>
        <draw:connector draw:style-name="gr3" draw:text-style-name="P1" draw:layer="layout" svg:x1="7.963cm" svg:y1="2.921cm" svg:x2="4.127cm" svg:y2="4.472cm" draw:start-shape="id2" draw:end-shape="id7" draw:end-glue-point="0" svg:d="m7963 2921v776h-3836v775" svg:viewBox="0 0 3837 15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5.926cm" fo:page-height="9.6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t </meta:initial-creator>
    <meta:creation-date>2013-11-27T18:42:14</meta:creation-date>
    <dc:date>2013-12-03T16:14:57</dc:date>
    <meta:editing-duration>PT2H58M38S</meta:editing-duration>
    <meta:editing-cycles>51</meta:editing-cycles>
    <meta:generator>LibreOffice/4.0.2.2$Linux_x86 LibreOffice_project/400m0$Build-2</meta:generator>
    <meta:document-statistic meta:object-count="16"/>
  </office:meta>
</office:document-meta>
</file>